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 table:print="false">
        <table:table-column table:style-name="co1" table:default-cell-style-name="ce1"/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03-08-2020</text:date>, <text:time>19:59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é Post</meta:initial-creator>
    <meta:creation-date>2020-08-03T19:57:41</meta:creation-date>
    <dc:date>2020-08-03T19:59:52</dc:date>
    <dc:creator>René Post</dc:creator>
    <meta:editing-duration>PT2M12S</meta:editing-duration>
    <meta:editing-cycles>1</meta:editing-cycles>
    <meta:document-statistic meta:table-count="3" meta:cell-count="2048" meta:object-count="0"/>
    <meta:generator>OpenOffice/4.1.3$Unix OpenOffice.org_project/413m1$Build-9783</meta:generator>
  </office:meta>
</office:document-meta>
</file>